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93mm"/>
    </style:style>
    <style:style style:name="co2" style:family="table-column">
      <style:table-column-properties fo:break-before="auto" style:column-width="76.11mm"/>
    </style:style>
    <style:style style:name="co3" style:family="table-column">
      <style:table-column-properties fo:break-before="auto" style:column-width="46.9mm"/>
    </style:style>
    <style:style style:name="co4" style:family="table-column">
      <style:table-column-properties fo:break-before="auto" style:column-width="72.11mm"/>
    </style:style>
    <style:style style:name="co5" style:family="table-column">
      <style:table-column-properties fo:break-before="auto" style:column-width="64.14mm"/>
    </style:style>
    <style:style style:name="co6" style:family="table-column">
      <style:table-column-properties fo:break-before="auto" style:column-width="68.62mm"/>
    </style:style>
    <style:style style:name="co7" style:family="table-column">
      <style:table-column-properties fo:break-before="auto" style:column-width="42.42mm"/>
    </style:style>
    <style:style style:name="co8" style:family="table-column">
      <style:table-column-properties fo:break-before="auto" style:column-width="70.11mm"/>
    </style:style>
    <style:style style:name="co9" style:family="table-column">
      <style:table-column-properties fo:break-before="auto" style:column-width="62.12mm"/>
    </style:style>
    <style:style style:name="co10" style:family="table-column">
      <style:table-column-properties fo:break-before="auto" style:column-width="29.9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3.94mm"/>
    </style:style>
    <style:style style:name="co13" style:family="table-column">
      <style:table-column-properties fo:break-before="auto" style:column-width="37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>
      <style:text-properties fo:font-weight="normal" style:font-weight-asian="normal" style:font-weight-complex="normal"/>
    </style:style>
    <style:style style:name="ce2" style:family="table-cell" style:parent-style-name="Default" style:data-style-name="N116"/>
    <style:style style:name="ce3" style:family="table-cell" style:parent-style-name="Default" style:data-style-name="N116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sk_benchma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global transformation/ mask 100% dataset</text:p>
          </table:table-cell>
          <table:table-cell office:value-type="string" calcext:value-type="string">
            <text:p><text:s/>CCA/ mask 100% dataset</text:p>
          </table:table-cell>
          <table:table-cell office:value-type="string" calcext:value-type="string">
            <text:p><text:s/>orthogonal Procrustes/ mask 100% dataset</text:p>
          </table:table-cell>
          <table:table-cell office:value-type="string" calcext:value-type="string">
            <text:p><text:s/>trivial filling zeros/ mask 100% dataset</text:p>
          </table:table-cell>
          <table:table-cell office:value-type="string" calcext:value-type="string">
            <text:p><text:s/>global transformation/ mask 50% dataset</text:p>
          </table:table-cell>
          <table:table-cell office:value-type="string" calcext:value-type="string">
            <text:p><text:s/>CCA/ mask 50% dataset</text:p>
          </table:table-cell>
          <table:table-cell office:value-type="string" calcext:value-type="string">
            <text:p><text:s/>orthogonal Procrustes/ mask 50% dataset</text:p>
          </table:table-cell>
          <table:table-cell office:value-type="string" calcext:value-type="string">
            <text:p><text:s/>trivial filling zeros/ mask 50% dataset</text:p>
          </table:table-cell>
          <table:table-cell office:value-type="string" calcext:value-type="string">
            <text:p><text:s/>source</text:p>
          </table:table-cell>
        </table:table-row>
        <table:table-row table:style-name="ro1">
          <table:table-cell office:value-type="string" calcext:value-type="string">
            <text:p>MEN</text:p>
          </table:table-cell>
          <table:table-cell office:value-type="float" office:value="0.678496660922" calcext:value-type="float">
            <text:p>0.678496660922</text:p>
          </table:table-cell>
          <table:table-cell table:number-columns-repeated="3" office:value-type="float" office:value="0.683246318588" calcext:value-type="float">
            <text:p>0.683246318588</text:p>
          </table:table-cell>
          <table:table-cell office:value-type="float" office:value="0.675255696335" calcext:value-type="float">
            <text:p>0.675255696335</text:p>
          </table:table-cell>
          <table:table-cell office:value-type="float" office:value="0.580450545189" calcext:value-type="float">
            <text:p>0.580450545189</text:p>
          </table:table-cell>
          <table:table-cell office:value-type="float" office:value="0.678708575696" calcext:value-type="float">
            <text:p>0.678708575696</text:p>
          </table:table-cell>
          <table:table-cell office:value-type="float" office:value="0.541772651886" calcext:value-type="float">
            <text:p>0.541772651886</text:p>
          </table:table-cell>
          <table:table-cell office:value-type="float" office:value="0.683246318588" calcext:value-type="float">
            <text:p>0.68324631858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global transformation/ mask 100% dataset</text:p>
          </table:table-cell>
          <table:table-cell office:value-type="string" calcext:value-type="string">
            <text:p><text:s/>CCA/ mask 100% dataset</text:p>
          </table:table-cell>
          <table:table-cell office:value-type="string" calcext:value-type="string">
            <text:p><text:s/>orthogonal Procrustes/ mask 100% dataset</text:p>
          </table:table-cell>
          <table:table-cell office:value-type="string" calcext:value-type="string">
            <text:p><text:s/>trivial filling zeros/ mask 100% dataset</text:p>
          </table:table-cell>
          <table:table-cell office:value-type="string" calcext:value-type="string">
            <text:p><text:s/>global transformation/ mask 50% dataset</text:p>
          </table:table-cell>
          <table:table-cell office:value-type="string" calcext:value-type="string">
            <text:p><text:s/>CCA/ mask 50% dataset</text:p>
          </table:table-cell>
          <table:table-cell office:value-type="string" calcext:value-type="string">
            <text:p><text:s/>orthogonal Procrustes/ mask 50% dataset</text:p>
          </table:table-cell>
          <table:table-cell office:value-type="string" calcext:value-type="string">
            <text:p><text:s/>trivial filling zeros/ mask 50% dataset</text:p>
          </table:table-cell>
          <table:table-cell office:value-type="string" calcext:value-type="string">
            <text:p><text:s/>source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0.285363853455" calcext:value-type="float">
            <text:p>0.285363853455</text:p>
          </table:table-cell>
          <table:table-cell office:value-type="float" office:value="0.304031569015" calcext:value-type="float">
            <text:p>0.304031569015</text:p>
          </table:table-cell>
          <table:table-cell office:value-type="float" office:value="0.287128344306" calcext:value-type="float">
            <text:p>0.287128344306</text:p>
          </table:table-cell>
          <table:table-cell office:value-type="float" office:value="0.300325457469" calcext:value-type="float">
            <text:p>0.300325457469</text:p>
          </table:table-cell>
          <table:table-cell office:value-type="float" office:value="0.260327260124" calcext:value-type="float">
            <text:p>0.260327260124</text:p>
          </table:table-cell>
          <table:table-cell office:value-type="float" office:value="0.234654519458" calcext:value-type="float">
            <text:p>0.234654519458</text:p>
          </table:table-cell>
          <table:table-cell office:value-type="float" office:value="0.290993647954" calcext:value-type="float">
            <text:p>0.290993647954</text:p>
          </table:table-cell>
          <table:table-cell office:value-type="float" office:value="0.135257747043" calcext:value-type="float">
            <text:p>0.135257747043</text:p>
          </table:table-cell>
          <table:table-cell office:value-type="float" office:value="0.287169097832" calcext:value-type="float">
            <text:p>0.287169097832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global transformation/ mask 100% dataset</text:p>
          </table:table-cell>
          <table:table-cell office:value-type="string" calcext:value-type="string">
            <text:p><text:s/>CCA/ mask 100% dataset</text:p>
          </table:table-cell>
          <table:table-cell office:value-type="string" calcext:value-type="string">
            <text:p><text:s/>orthogonal Procrustes/ mask 100% dataset</text:p>
          </table:table-cell>
          <table:table-cell office:value-type="string" calcext:value-type="string">
            <text:p><text:s/>trivial filling zeros/ mask 100% dataset</text:p>
          </table:table-cell>
          <table:table-cell office:value-type="string" calcext:value-type="string">
            <text:p><text:s/>global transformation/ mask 50% dataset</text:p>
          </table:table-cell>
          <table:table-cell office:value-type="string" calcext:value-type="string">
            <text:p><text:s/>CCA/ mask 50% dataset</text:p>
          </table:table-cell>
          <table:table-cell office:value-type="string" calcext:value-type="string">
            <text:p><text:s/>orthogonal Procrustes/ mask 50% dataset</text:p>
          </table:table-cell>
          <table:table-cell office:value-type="string" calcext:value-type="string">
            <text:p><text:s/>trivial filling zeros/ mask 50% dataset</text:p>
          </table:table-cell>
          <table:table-cell office:value-type="string" calcext:value-type="string">
            <text:p><text:s/>source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0.165882112157" calcext:value-type="float">
            <text:p>0.165882112157</text:p>
          </table:table-cell>
          <table:table-cell office:value-type="float" office:value="0.485264019648" calcext:value-type="float">
            <text:p>0.485264019648</text:p>
          </table:table-cell>
          <table:table-cell office:value-type="float" office:value="0.423761768318" calcext:value-type="float">
            <text:p>0.423761768318</text:p>
          </table:table-cell>
          <table:table-cell office:value-type="float" office:value="0.381293491609" calcext:value-type="float">
            <text:p>0.381293491609</text:p>
          </table:table-cell>
          <table:table-cell office:value-type="float" office:value="0.24933483422" calcext:value-type="float">
            <text:p>0.24933483422</text:p>
          </table:table-cell>
          <table:table-cell office:value-type="float" office:value="0.27665779779" calcext:value-type="float">
            <text:p>0.27665779779</text:p>
          </table:table-cell>
          <table:table-cell office:value-type="float" office:value="0.405341792878" calcext:value-type="float">
            <text:p>0.405341792878</text:p>
          </table:table-cell>
          <table:table-cell office:value-type="float" office:value="0.256753990995" calcext:value-type="float">
            <text:p>0.256753990995</text:p>
          </table:table-cell>
          <table:table-cell office:value-type="float" office:value="0.381344658207" calcext:value-type="float">
            <text:p>0.38134465820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global transformation/ mask 100% dataset</text:p>
          </table:table-cell>
          <table:table-cell office:value-type="string" calcext:value-type="string">
            <text:p><text:s/>CCA/ mask 100% dataset</text:p>
          </table:table-cell>
          <table:table-cell office:value-type="string" calcext:value-type="string">
            <text:p><text:s/>orthogonal Procrustes/ mask 100% dataset</text:p>
          </table:table-cell>
          <table:table-cell office:value-type="string" calcext:value-type="string">
            <text:p><text:s/>trivial filling zeros/ mask 100% dataset</text:p>
          </table:table-cell>
          <table:table-cell office:value-type="string" calcext:value-type="string">
            <text:p><text:s/>global transformation/ mask 50% dataset</text:p>
          </table:table-cell>
          <table:table-cell office:value-type="string" calcext:value-type="string">
            <text:p><text:s/>CCA/ mask 50% dataset</text:p>
          </table:table-cell>
          <table:table-cell office:value-type="string" calcext:value-type="string">
            <text:p><text:s/>orthogonal Procrustes/ mask 50% dataset</text:p>
          </table:table-cell>
          <table:table-cell office:value-type="string" calcext:value-type="string">
            <text:p><text:s/>trivial filling zeros/ mask 50% dataset</text:p>
          </table:table-cell>
          <table:table-cell office:value-type="string" calcext:value-type="string">
            <text:p><text:s/>source</text:p>
          </table:table-cell>
        </table:table-row>
        <table:table-row table:style-name="ro1">
          <table:table-cell office:value-type="string" calcext:value-type="string">
            <text:p>WS353</text:p>
          </table:table-cell>
          <table:table-cell office:value-type="float" office:value="0.594066212883" calcext:value-type="float">
            <text:p>0.594066212883</text:p>
          </table:table-cell>
          <table:table-cell office:value-type="float" office:value="0.606300369969" calcext:value-type="float">
            <text:p>0.606300369969</text:p>
          </table:table-cell>
          <table:table-cell office:value-type="float" office:value="0.60634442974" calcext:value-type="float">
            <text:p>0.60634442974</text:p>
          </table:table-cell>
          <table:table-cell office:value-type="float" office:value="0.606214978587" calcext:value-type="float">
            <text:p>0.606214978587</text:p>
          </table:table-cell>
          <table:table-cell office:value-type="float" office:value="0.57139234542" calcext:value-type="float">
            <text:p>0.57139234542</text:p>
          </table:table-cell>
          <table:table-cell office:value-type="float" office:value="0.515609947212" calcext:value-type="float">
            <text:p>0.515609947212</text:p>
          </table:table-cell>
          <table:table-cell office:value-type="float" office:value="0.60052799434" calcext:value-type="float">
            <text:p>0.60052799434</text:p>
          </table:table-cell>
          <table:table-cell office:value-type="float" office:value="0.40056770268" calcext:value-type="float">
            <text:p>0.40056770268</text:p>
          </table:table-cell>
          <table:table-cell office:value-type="float" office:value="0.60634442974" calcext:value-type="float">
            <text:p>0.60634442974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WS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rce</text:p>
          </table:table-cell>
          <table:table-cell/>
          <table:table-cell table:style-name="ce1" office:value-type="float" office:value="0.683246318588" calcext:value-type="float">
            <text:p>.683</text:p>
          </table:table-cell>
          <table:table-cell table:style-name="ce2" office:value-type="float" office:value="0.287169097832" calcext:value-type="float">
            <text:p>.287</text:p>
          </table:table-cell>
          <table:table-cell table:style-name="ce2" office:value-type="float" office:value="0.381344658207" calcext:value-type="float">
            <text:p>.381</text:p>
          </table:table-cell>
          <table:table-cell table:style-name="ce2" office:value-type="float" office:value="0.60634442974" calcext:value-type="float">
            <text:p>.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k 100% dataset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0.678496660922" calcext:value-type="float">
            <text:p>.678</text:p>
          </table:table-cell>
          <table:table-cell table:style-name="ce2" office:value-type="float" office:value="0.285363853455" calcext:value-type="float">
            <text:p>.285</text:p>
          </table:table-cell>
          <table:table-cell table:style-name="ce2" office:value-type="float" office:value="0.165882112157" calcext:value-type="float">
            <text:p>.166</text:p>
          </table:table-cell>
          <table:table-cell table:style-name="ce2" office:value-type="float" office:value="0.594066212883" calcext:value-type="float">
            <text:p>.5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table:style-name="ce3" office:value-type="float" office:value="0.683246318588" calcext:value-type="float">
            <text:p>.683</text:p>
          </table:table-cell>
          <table:table-cell table:style-name="ce3" office:value-type="float" office:value="0.304031569015" calcext:value-type="float">
            <text:p>.304</text:p>
          </table:table-cell>
          <table:table-cell table:style-name="ce3" office:value-type="float" office:value="0.485264019648" calcext:value-type="float">
            <text:p>.485</text:p>
          </table:table-cell>
          <table:table-cell table:style-name="ce3" office:value-type="float" office:value="0.606300369969" calcext:value-type="float">
            <text:p>.6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thogonal procrustes</text:p>
          </table:table-cell>
          <table:table-cell table:style-name="ce3" office:value-type="float" office:value="0.683246318588" calcext:value-type="float">
            <text:p>.683</text:p>
          </table:table-cell>
          <table:table-cell table:style-name="ce2" office:value-type="float" office:value="0.287128344306" calcext:value-type="float">
            <text:p>.287</text:p>
          </table:table-cell>
          <table:table-cell table:style-name="ce2" office:value-type="float" office:value="0.423761768318" calcext:value-type="float">
            <text:p>.424</text:p>
          </table:table-cell>
          <table:table-cell table:style-name="ce3" office:value-type="float" office:value="0.60634442974" calcext:value-type="float">
            <text:p>.6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lling zeros</text:p>
          </table:table-cell>
          <table:table-cell table:style-name="ce3" office:value-type="float" office:value="0.683246318588" calcext:value-type="float">
            <text:p>.683</text:p>
          </table:table-cell>
          <table:table-cell table:style-name="ce2" office:value-type="float" office:value="0.300325457469" calcext:value-type="float">
            <text:p>.300</text:p>
          </table:table-cell>
          <table:table-cell table:style-name="ce2" office:value-type="float" office:value="0.381293491609" calcext:value-type="float">
            <text:p>.381</text:p>
          </table:table-cell>
          <table:table-cell table:style-name="ce3" office:value-type="float" office:value="0.606214978587" calcext:value-type="float">
            <text:p>.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k 50% dataset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0.675255696335" calcext:value-type="float">
            <text:p>.675</text:p>
          </table:table-cell>
          <table:table-cell table:style-name="ce2" office:value-type="float" office:value="0.260327260124" calcext:value-type="float">
            <text:p>.260</text:p>
          </table:table-cell>
          <table:table-cell table:style-name="ce2" office:value-type="float" office:value="0.24933483422" calcext:value-type="float">
            <text:p>.249</text:p>
          </table:table-cell>
          <table:table-cell table:style-name="ce2" office:value-type="float" office:value="0.57139234542" calcext:value-type="float">
            <text:p>.5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table:style-name="ce2" office:value-type="float" office:value="0.580450545189" calcext:value-type="float">
            <text:p>.580</text:p>
          </table:table-cell>
          <table:table-cell table:style-name="ce2" office:value-type="float" office:value="0.234654519458" calcext:value-type="float">
            <text:p>.235</text:p>
          </table:table-cell>
          <table:table-cell table:style-name="ce3" office:value-type="float" office:value="0.27665779779" calcext:value-type="float">
            <text:p>.277</text:p>
          </table:table-cell>
          <table:table-cell table:style-name="ce2" office:value-type="float" office:value="0.515609947212" calcext:value-type="float">
            <text:p>.5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thogonal procrustes</text:p>
          </table:table-cell>
          <table:table-cell table:style-name="ce3" office:value-type="float" office:value="0.678708575696" calcext:value-type="float">
            <text:p>.679</text:p>
          </table:table-cell>
          <table:table-cell table:style-name="ce3" office:value-type="float" office:value="0.290993647954" calcext:value-type="float">
            <text:p>.291</text:p>
          </table:table-cell>
          <table:table-cell table:style-name="ce2" office:value-type="float" office:value="0.405341792878" calcext:value-type="float">
            <text:p>.405</text:p>
          </table:table-cell>
          <table:table-cell table:style-name="ce3" office:value-type="float" office:value="0.60052799434" calcext:value-type="float">
            <text:p>.6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lling zeros</text:p>
          </table:table-cell>
          <table:table-cell table:style-name="ce2" office:value-type="float" office:value="0.541772651886" calcext:value-type="float">
            <text:p>.542</text:p>
          </table:table-cell>
          <table:table-cell table:style-name="ce2" office:value-type="float" office:value="0.135257747043" calcext:value-type="float">
            <text:p>.135</text:p>
          </table:table-cell>
          <table:table-cell table:style-name="ce2" office:value-type="float" office:value="0.256753990995" calcext:value-type="float">
            <text:p>.257</text:p>
          </table:table-cell>
          <table:table-cell table:style-name="ce2" office:value-type="float" office:value="0.40056770268" calcext:value-type="float">
            <text:p>.401</text:p>
          </table:table-cell>
          <table:table-cell table:number-columns-repeated="4"/>
        </table:table-row>
      </table:table>
      <table:table table:name="工作表2" table:style-name="ta1">
        <table:table-column table:style-name="co12" table:default-cell-style-name="Default"/>
        <table:table-column table:style-name="co13" table:default-cell-style-name="Default"/>
        <table:table-column table:style-name="co11" table:number-columns-repeated="4" table:default-cell-style-name="ce2"/>
        <table:table-row table:style-name="ro1"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EN</text:p>
          </table:table-cell>
          <table:table-cell table:style-name="Default" office:value-type="string" calcext:value-type="string">
            <text:p>RW</text:p>
          </table:table-cell>
          <table:table-cell table:style-name="Default" office:value-type="string" calcext:value-type="string">
            <text:p>Google</text:p>
          </table:table-cell>
          <table:table-cell table:style-name="Default" office:value-type="string" calcext:value-type="string">
            <text:p>WS353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/>
          <table:table-cell table:style-name="ce1" office:value-type="float" office:value="0.683246318588" calcext:value-type="float">
            <text:p>.683</text:p>
          </table:table-cell>
          <table:table-cell office:value-type="float" office:value="0.287169097832" calcext:value-type="float">
            <text:p>.287</text:p>
          </table:table-cell>
          <table:table-cell office:value-type="float" office:value="0.381344658207" calcext:value-type="float">
            <text:p>.381</text:p>
          </table:table-cell>
          <table:table-cell office:value-type="float" office:value="0.60634442974" calcext:value-type="float">
            <text:p>.606</text:p>
          </table:table-cell>
        </table:table-row>
        <table:table-row table:style-name="ro1">
          <table:table-cell office:value-type="string" calcext:value-type="string">
            <text:p>mask 100% dataset</text:p>
          </table:table-cell>
          <table:table-cell office:value-type="string" calcext:value-type="string">
            <text:p>global</text:p>
          </table:table-cell>
          <table:table-cell office:value-type="float" office:value="0.678496660922" calcext:value-type="float">
            <text:p>.678</text:p>
          </table:table-cell>
          <table:table-cell office:value-type="float" office:value="0.285363853455" calcext:value-type="float">
            <text:p>.285</text:p>
          </table:table-cell>
          <table:table-cell office:value-type="float" office:value="0.165882112157" calcext:value-type="float">
            <text:p>.166</text:p>
          </table:table-cell>
          <table:table-cell office:value-type="float" office:value="0.594066212883" calcext:value-type="float">
            <text:p>.594</text:p>
          </table:table-cell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table:style-name="ce3" office:value-type="float" office:value="0.683246318588" calcext:value-type="float">
            <text:p>.683</text:p>
          </table:table-cell>
          <table:table-cell table:style-name="ce3" office:value-type="float" office:value="0.304031569015" calcext:value-type="float">
            <text:p>.304</text:p>
          </table:table-cell>
          <table:table-cell table:style-name="ce3" office:value-type="float" office:value="0.485264019648" calcext:value-type="float">
            <text:p>.485</text:p>
          </table:table-cell>
          <table:table-cell table:style-name="ce3" office:value-type="float" office:value="0.606300369969" calcext:value-type="float">
            <text:p>.606</text:p>
          </table:table-cell>
        </table:table-row>
        <table:table-row table:style-name="ro1">
          <table:table-cell/>
          <table:table-cell office:value-type="string" calcext:value-type="string">
            <text:p>orthogonal procrustes</text:p>
          </table:table-cell>
          <table:table-cell table:style-name="ce3" office:value-type="float" office:value="0.683246318588" calcext:value-type="float">
            <text:p>.683</text:p>
          </table:table-cell>
          <table:table-cell office:value-type="float" office:value="0.287128344306" calcext:value-type="float">
            <text:p>.287</text:p>
          </table:table-cell>
          <table:table-cell office:value-type="float" office:value="0.423761768318" calcext:value-type="float">
            <text:p>.424</text:p>
          </table:table-cell>
          <table:table-cell table:style-name="ce3" office:value-type="float" office:value="0.60634442974" calcext:value-type="float">
            <text:p>.606</text:p>
          </table:table-cell>
        </table:table-row>
        <table:table-row table:style-name="ro1">
          <table:table-cell/>
          <table:table-cell office:value-type="string" calcext:value-type="string">
            <text:p>filling zeros</text:p>
          </table:table-cell>
          <table:table-cell table:style-name="ce3" office:value-type="float" office:value="0.683246318588" calcext:value-type="float">
            <text:p>.683</text:p>
          </table:table-cell>
          <table:table-cell office:value-type="float" office:value="0.300325457469" calcext:value-type="float">
            <text:p>.300</text:p>
          </table:table-cell>
          <table:table-cell office:value-type="float" office:value="0.381293491609" calcext:value-type="float">
            <text:p>.381</text:p>
          </table:table-cell>
          <table:table-cell table:style-name="ce3" office:value-type="float" office:value="0.606214978587" calcext:value-type="float">
            <text:p>.606</text:p>
          </table:table-cell>
        </table:table-row>
        <table:table-row table:style-name="ro1">
          <table:table-cell office:value-type="string" calcext:value-type="string">
            <text:p>mask 50% dataset</text:p>
          </table:table-cell>
          <table:table-cell office:value-type="string" calcext:value-type="string">
            <text:p>global</text:p>
          </table:table-cell>
          <table:table-cell office:value-type="float" office:value="0.675255696335" calcext:value-type="float">
            <text:p>.675</text:p>
          </table:table-cell>
          <table:table-cell office:value-type="float" office:value="0.260327260124" calcext:value-type="float">
            <text:p>.260</text:p>
          </table:table-cell>
          <table:table-cell office:value-type="float" office:value="0.24933483422" calcext:value-type="float">
            <text:p>.249</text:p>
          </table:table-cell>
          <table:table-cell office:value-type="float" office:value="0.57139234542" calcext:value-type="float">
            <text:p>.571</text:p>
          </table:table-cell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office:value-type="float" office:value="0.580450545189" calcext:value-type="float">
            <text:p>.580</text:p>
          </table:table-cell>
          <table:table-cell office:value-type="float" office:value="0.234654519458" calcext:value-type="float">
            <text:p>.235</text:p>
          </table:table-cell>
          <table:table-cell table:style-name="ce3" office:value-type="float" office:value="0.27665779779" calcext:value-type="float">
            <text:p>.277</text:p>
          </table:table-cell>
          <table:table-cell office:value-type="float" office:value="0.515609947212" calcext:value-type="float">
            <text:p>.516</text:p>
          </table:table-cell>
        </table:table-row>
        <table:table-row table:style-name="ro1">
          <table:table-cell/>
          <table:table-cell office:value-type="string" calcext:value-type="string">
            <text:p>orthogonal procrustes</text:p>
          </table:table-cell>
          <table:table-cell table:style-name="ce3" office:value-type="float" office:value="0.678708575696" calcext:value-type="float">
            <text:p>.679</text:p>
          </table:table-cell>
          <table:table-cell table:style-name="ce3" office:value-type="float" office:value="0.290993647954" calcext:value-type="float">
            <text:p>.291</text:p>
          </table:table-cell>
          <table:table-cell office:value-type="float" office:value="0.405341792878" calcext:value-type="float">
            <text:p>.405</text:p>
          </table:table-cell>
          <table:table-cell table:style-name="ce3" office:value-type="float" office:value="0.60052799434" calcext:value-type="float">
            <text:p>.601</text:p>
          </table:table-cell>
        </table:table-row>
        <table:table-row table:style-name="ro1">
          <table:table-cell/>
          <table:table-cell office:value-type="string" calcext:value-type="string">
            <text:p>filling zeros</text:p>
          </table:table-cell>
          <table:table-cell office:value-type="float" office:value="0.541772651886" calcext:value-type="float">
            <text:p>.542</text:p>
          </table:table-cell>
          <table:table-cell office:value-type="float" office:value="0.135257747043" calcext:value-type="float">
            <text:p>.135</text:p>
          </table:table-cell>
          <table:table-cell office:value-type="float" office:value="0.256753990995" calcext:value-type="float">
            <text:p>.257</text:p>
          </table:table-cell>
          <table:table-cell office:value-type="float" office:value="0.40056770268" calcext:value-type="float">
            <text:p>.4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loext:min-decimal-places="3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6:44:09.100576591</dc:date>
    <meta:editing-duration>PT14S</meta:editing-duration>
    <meta:editing-cycles>1</meta:editing-cycles>
    <meta:generator>LibreOffice/5.4.5.1$Linux_X86_64 LibreOffice_project/40m0$Build-1</meta:generator>
    <meta:document-statistic meta:table-count="2" meta:cell-count="184" meta:object-count="0"/>
  </office:meta>
</office:document-meta>
</file>